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79e9" officeooo:paragraph-rsid="000079e9"/>
    </style:style>
    <style:style style:name="T1" style:family="text">
      <style:text-properties officeooo:rsid="000079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text:tab/><text:tab/><text:span text:style-name="T1">Document for Procedure Execution in teekaydata database</text:span></text:p>
      <text:p text:style-name="Standard"><text:s/><text:tab/><text:tab/><text:span text:style-name="T1">==========================================</text:span></text:p>
      <text:p text:style-name="Standard"/>
      <text:p text:style-name="Standard"/>
      <text:p text:style-name="P1">First Enter into the docker container by using following command,</text:p>
      <text:p text:style-name="P1"><text:s/></text:p>
      <text:p text:style-name="P1"><text:tab/># sudo docker exec -it 91b02d8b0509 bash</text:p>
      <text:p text:style-name="P1"/>
      <text:p text:style-name="P1"><text:s text:c="3"/>&gt; use teekaydata;</text:p>
      <text:p text:style-name="P1"><text:s text:c="3"/>&gt; DROP PROCEDURE usp_officers_snapshot_value;</text:p>
      <text:p text:style-name="P1"><text:s text:c="2"/>&gt; exit</text:p>
      <text:p text:style-name="P1"><text:s text:c="2"/></text:p>
      <text:p text:style-name="P1"><text:tab/># sudo mysql --host=172.17.0.2 -u teekayuser -p teekaydata &lt; usp_officers_snapshot_value.sql</text:p>
      <text:p text:style-name="P1"/>
      <text:p text:style-name="P1"><text:s text:c="12"/>That’s all… </text:p>
      <text:p text:style-name="P1"/>
      <text:p text:style-name="P1">To Cheeck the Procedure</text:p>
      <text:p text:style-name="P1">==================</text:p>
      <text:p text:style-name="P1"/>
      <text:p text:style-name="P1"><text:tab/># sudo docker exec -it 91b02d8b0509 bash</text:p>
      <text:p text:style-name="P1"/>
      <text:p text:style-name="P1"><text:s text:c="3"/>&gt; use teekaydata;</text:p>
      <text:p text:style-name="P1"><text:s text:c="3"/>&gt; call usp_officers_snapshot_value();</text:p>
      <text:p text:style-name="P1"/>
      <text:p text:style-name="P1"><text:s text:c="11"/></text:p>
      <text:p text:style-name="P1"/>
      <text:p text:style-name="P1">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4:32:00.101972642</meta:creation-date>
    <dc:date>2018-11-28T14:38:45.836464235</dc:date>
    <meta:editing-duration>PT6M51S</meta:editing-duration>
    <meta:editing-cycles>1</meta:editing-cycles>
    <meta:document-statistic meta:table-count="0" meta:image-count="0" meta:object-count="0" meta:page-count="1" meta:paragraph-count="18" meta:word-count="65" meta:character-count="562" meta:non-whitespace-character-count="458"/>
    <meta:generator>LibreOffice/6.0.6.2$Linux_X86_64 LibreOffice_project/00m0$Build-2</meta:generator>
  </office:meta>
</office:document-meta>
</file>